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Question #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1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2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4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5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6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 table:formula="of:=SUM([.B3:.B8])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1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2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3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4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table:style-name="ce2" table:formula="of:=SUM([.B12:.B15])" office:value-type="percentage" office:value="0.3" calcext:value-type="percentage">
            <text:p>30.00%</text:p>
          </table:table-cell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table:formula="of:=SUM([.B2:.B15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7:12:53.540366850</meta:creation-date>
    <dc:date>2017-08-19T17:15:15.362321407</dc:date>
    <meta:editing-duration>PT2M20S</meta:editing-duration>
    <meta:editing-cycles>5</meta:editing-cycles>
    <meta:generator>LibreOffice/5.1.4.2$Linux_X86_64 LibreOffice_project/10m0$Build-2</meta:generator>
    <meta:document-statistic meta:table-count="1" meta:cell-count="33" meta:object-count="0"/>
  </office:meta>
</office:document-meta>
</file>